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2"><text:s text:c="5"/></text:p>
            <text:p text:style-name="P12"><text:s text:c="5"/></text:p>
            <text:p text:style-name="P12"><text:s text:c="6"/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3"><text:placeholder text:placeholder-type="text" text:description="o.partner_id.name">&lt;(o.cons_loca and o.cons_loca.name or '').upper()&gt;</text:placeholder></text:p>
            <text:p text:style-name="P13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3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3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1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4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s_tot(line.price_subtotal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>
            <text:p text:style-name="P2"/>
          </table:table-cell>
          <table:covered-table-cell/>
          <table:table-cell table:style-name="Table1.G11"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1"/>
            <text:p text:style-name="P11"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6-04T15:09:46</dc:date>
    <meta:editing-duration>PT15H27M55S</meta:editing-duration>
    <meta:editing-cycles>320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7" meta:word-count="143" meta:character-count="1664" meta:non-whitespace-character-count="1400"/>
  </office:meta>
</office:document-meta>
</file>